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Par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Base</text:p>
          </table:table-cell>
          <table:table-cell office:value-type="string">
            <text:p>Servo</text:p>
          </table:table-cell>
          <table:table-cell office:value-type="string">
            <text:p>Upright Sides</text:p>
          </table:table-cell>
          <table:table-cell office:value-type="string">
            <text:p>Upright Front</text:p>
          </table:table-cell>
          <table:table-cell office:value-type="string">
            <text:p>Blades</text:p>
          </table:table-cell>
        </table:table-row>
        <table:table-row table:style-name="ro1">
          <table:table-cell/>
          <table:table-cell office:value-type="string">
            <text:p>BOL-05-15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UT-05-01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RV-05-ST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EAR-01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OL-03-16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UT-03-01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L-06-1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UT-06-0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readed Rod</text:p>
          </table:table-cell>
          <table:table-cell table:number-columns-repeated="4"/>
          <table:table-cell office:value-type="string">
            <text:p>250 mm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8T16:02:35.55</meta:creation-date>
    <meta:generator>OpenOffice.org/3.2$Win32 OpenOffice.org_project/320m18$Build-9502</meta:generator>
    <dc:date>2012-03-18T22:48:54.08</dc:date>
    <meta:editing-duration>PT06H46M18S</meta:editing-duration>
    <meta:editing-cycles>1</meta:editing-cycles>
    <meta:document-statistic meta:table-count="3" meta:cell-count="22" meta:object-count="0"/>
  </office:meta>
</office:document-meta>
</file>